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6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!(!(!A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|| (A &amp;&amp; B)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 &amp;&amp; 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!(A || B)</text:p>
          </table:table-cell>
          <table:table-cell office:value-type="string" calcext:value-type="string">
            <text:p>(!A) &amp;&amp; (!B)</text:p>
          </table:table-cell>
          <table:table-cell office:value-type="string" calcext:value-type="string">
            <text:p>Logische Aquivalenz bedeutet, dass wenn man zwei Ausdrücke mit einer Konjunktion verknüpft die resultierende Aussage bei allen möglichen Eingangswerten wahr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 &amp;&amp; (B &amp;&amp; C)</text:p>
          </table:table-cell>
          <table:table-cell office:value-type="string" calcext:value-type="string">
            <text:p>(A &amp;&amp; B) &amp;&amp; C</text:p>
          </table:table-cell>
        </table:table-row>
        <table:table-row table:style-name="ro1">
          <table:table-cell table:number-columns-repeated="5" office:value-type="string" calcext:value-type="string">
            <text:p>T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2:39:55.813000000</meta:creation-date>
    <dc:date>2017-11-14T12:54:46.016000000</dc:date>
    <meta:editing-duration>PT4M30S</meta:editing-duration>
    <meta:editing-cycles>1</meta:editing-cycles>
    <meta:document-statistic meta:table-count="1" meta:cell-count="98" meta:object-count="0"/>
    <meta:generator>LibreOffice/5.2.5.1$Windows_x86 LibreOffice_project/0312e1a284a7d50ca85a365c316c7abbf20a4d22</meta:generator>
  </office:meta>
</office:document-meta>
</file>